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Protokoll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otokollzusammenfassung (Phase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ion Item Protokolle(Phase2)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tokoll…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agenkata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terfassu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i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Zeiterfassung…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ana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Zeiterfassung…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onas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Zeiterfassung…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omas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Zeiterfassung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einzelne Issues, beginnend mit DB_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eine Calc-Datei für Änderungen an Issu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gorithmu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einzelne Issues, beginnend mit Algo_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eine Calc-Datei für Änderungen an Issu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ase1 Backend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einzelne Issues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eine Calc-Datei für Änderungen an Issu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ase2 Backend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einzelne Issues, beginnend mit Ph2_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iagramm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einzelne Issues, beginnend mit Dia_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eine Calc-Datei für Änderungen an Issu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rastruktur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einzelne Issues, beginnend mit Infra_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eine Calc-Datei für Änderungen an Issu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waltung, Organisation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einzelne Issues, beginnend mit Orga_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eine Calc-Datei für Änderungen an Issu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einzelne Issues, beginnend mit QS_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eine Calc-Datei für Änderungen an Issu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ku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einzelne Issues, beginnend mit Doku_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eine Calc-Datei für Änderungen an Issues</text:p>
          </table:table-cell>
          <table:table-cell table:number-columns-repeated="2"/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.00.0000</text:date>, <text:time style:data-style-name="N2" text:time-value="18:28:34.79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5:11:55.381000000</meta:creation-date>
    <dc:date>2015-10-26T18:29:11.460000000</dc:date>
    <meta:editing-duration>PT15M52S</meta:editing-duration>
    <meta:editing-cycles>4</meta:editing-cycles>
    <meta:generator>LibreOffice/4.4.5.2$Windows_x86 LibreOffice_project/a22f674fd25a3b6f45bdebf25400ed2adff0ff99</meta:generator>
    <meta:document-statistic meta:table-count="1" meta:cell-count="41" meta:object-count="0"/>
  </office:meta>
</office:document-meta>
</file>